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2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language="en" fo:country="U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P</text:p>
          </table:table-cell>
          <table:table-cell table:style-name="ce1" office:value-type="string" calcext:value-type="string">
            <text:p>WLB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ebensmittel - Snacks - Frucht- und Nussriegel</text:p>
          </table:table-cell>
          <table:table-cell office:value-type="string" calcext:value-type="string">
            <text:p>Nuss- und Fruchtrie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Nüsse und Trockenfrüchte</text:p>
          </table:table-cell>
          <table:table-cell office:value-type="string" calcext:value-type="string">
            <text:p>Nüs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Confiserie</text:p>
          </table:table-cell>
          <table:table-cell office:value-type="string" calcext:value-type="string">
            <text:p>Confis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Zucker</text:p>
          </table:table-cell>
          <table:table-cell office:value-type="string" calcext:value-type="string">
            <text:p>Zu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Kräutertee</text:p>
          </table:table-cell>
          <table:table-cell office:value-type="string" calcext:value-type="string">
            <text:p>Kräuter- und Früchte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Instantgetränke (7% Mwst.)</text:p>
          </table:table-cell>
          <table:table-cell office:value-type="string" calcext:value-type="string">
            <text:p>Instant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Kinderzimmer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Babytragetücher</text:p>
          </table:table-cell>
          <table:table-cell office:value-type="string" calcext:value-type="string">
            <text:p>Kleidung Ki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Badezimmerzubehör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Spieltiere und Puppen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erzenhalter und Freundeskreis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Gläser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Tischwäsch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Sonstiges Tisch und Küch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Grußkarten und Briefpapier</text:p>
          </table:table-cell>
          <table:table-cell office:value-type="string" calcext:value-type="string">
            <text:p>Grußk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Tücher und Schals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leindeko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Röstkaffee</text:p>
          </table:table-cell>
          <table:table-cell office:value-type="string" calcext:value-type="string">
            <text:p>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Rohstoffe</text:p>
          </table:table-cell>
          <table:table-cell office:value-type="string" calcext:value-type="string">
            <text:p>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Verpackung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Artikel aus Rindsleder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Haushaltskörbe</text:p>
          </table:table-cell>
          <table:table-cell office:value-type="string" calcext:value-type="string">
            <text:p>Kör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für Blumen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Geschenkverpackung</text:p>
          </table:table-cell>
          <table:table-cell office:value-type="string" calcext:value-type="string">
            <text:p>Geschenkverpac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Einkaufstaschen und Tragekörb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chuhe</text:p>
          </table:table-cell>
          <table:table-cell office:value-type="string" calcext:value-type="string">
            <text:p>Schu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onstiger 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leinmöbel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Hänge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Notizbücher und -blöcke</text:p>
          </table:table-cell>
          <table:table-cell office:value-type="string" calcext:value-type="string">
            <text:p>Notizbücher und Fotoal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Bilder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Blasinstrumente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Geschirr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Schlüsseltaschen und -ringe</text:p>
          </table:table-cell>
          <table:table-cell table:style-name="ce4"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Rohstoffe</text:p>
          </table:table-cell>
          <table:table-cell table:style-name="ce4" office:value-type="string" calcext:value-type="string">
            <text:p>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Schokolade</text:p>
          </table:table-cell>
          <table:table-cell table:style-name="ce4" office:value-type="string" calcext:value-type="string">
            <text:p>Tafelschokol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Milch- und Kakaogetränke</text:p>
          </table:table-cell>
          <table:table-cell table:style-name="ce4" office:value-type="string" calcext:value-type="string">
            <text:p>Kakao und Trinkschokol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Gebäck</text:p>
          </table:table-cell>
          <table:table-cell table:style-name="ce4" office:value-type="string" calcext:value-type="string">
            <text:p>Gebä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Kochen und Backen</text:p>
          </table:table-cell>
          <table:table-cell table:style-name="ce4" office:value-type="string" calcext:value-type="string">
            <text:p>Sonstige Lebensmit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Rohstoffe</text:p>
          </table:table-cell>
          <table:table-cell table:style-name="ce4" office:value-type="string" calcext:value-type="string">
            <text:p>Sonstige Lebensmit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Rohstoffe</text:p>
          </table:table-cell>
          <table:table-cell table:style-name="ce4" office:value-type="string" calcext:value-type="string">
            <text:p>Chips und Knabbere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7% Artikel ohne Skonto</text:p>
          </table:table-cell>
          <table:table-cell table:style-name="ce4" office:value-type="string" calcext:value-type="string">
            <text:p>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Getränke - Wein, Rum, Guarana (19% Mwst.)</text:p>
          </table:table-cell>
          <table:table-cell table:style-name="ce4" office:value-type="string" calcext:value-type="string">
            <text:p>Sonstige alkoholische Geträn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üche und Bad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chmuck aus Naturmaterialien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onstiges Outdoor</text:p>
          </table:table-cell>
          <table:table-cell table:style-name="ce4" office:value-type="string" calcext:value-type="string">
            <text:p>Sonstige Kleid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ilbe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Fundgrube Mod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Kochbücher</text:p>
          </table:table-cell>
          <table:table-cell table:style-name="ce4" office:value-type="string" calcext:value-type="string">
            <text:p>Bü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Bücher</text:p>
          </table:table-cell>
          <table:table-cell table:style-name="ce4" office:value-type="string" calcext:value-type="string">
            <text:p>Bü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Geschenkartikel - EL PUENTE Medien und Kalender</text:p>
          </table:table-cell>
          <table:table-cell table:style-name="ce4" office:value-type="string" calcext:value-type="string">
            <text:p>Kale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Compact Disks</text:p>
          </table:table-cell>
          <table:table-cell table:style-name="ce4" office:value-type="string" calcext:value-type="string">
            <text:p>C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Essig &amp; Öl</text:p>
          </table:table-cell>
          <table:table-cell table:style-name="ce4" office:value-type="string" calcext:value-type="string">
            <text:p>Essig und Ö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Mod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länge für die Seele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Grüner Tee</text:p>
          </table:table-cell>
          <table:table-cell table:style-name="ce4" office:value-type="string" calcext:value-type="string">
            <text:p>Grüner 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Sonstiges Wohnideen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Artikel ohne Skonto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Getränke - Säfte (19% Mwst.)</text:p>
          </table:table-cell>
          <table:table-cell table:style-name="ce4" office:value-type="string" calcext:value-type="string">
            <text:p>Sonstige Geträn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Chips</text:p>
          </table:table-cell>
          <table:table-cell table:style-name="ce4" office:value-type="string" calcext:value-type="string">
            <text:p>Chips und Knabbere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Trommeln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Accessoires für Kinder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Kinderspielzeug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Deko-Pupp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Brotaufstrich</text:p>
          </table:table-cell>
          <table:table-cell table:style-name="ce4" office:value-type="string" calcext:value-type="string">
            <text:p>Brotaufstri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Bonbons</text:p>
          </table:table-cell>
          <table:table-cell table:style-name="ce4" office:value-type="string" calcext:value-type="string">
            <text:p>Bonb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Entspannung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Dosen und Zierteller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Schneidebretter</text:p>
          </table:table-cell>
          <table:table-cell table:style-name="ce4"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Besteck</text:p>
          </table:table-cell>
          <table:table-cell table:style-name="ce4"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ilbe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Percussion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chmuckaufbewahrung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Masken und Menschenfigur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Sonstiges für Körper und Seele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Heimtextilien</text:p>
          </table:table-cell>
          <table:table-cell table:style-name="ce4" office:value-type="string" calcext:value-type="string">
            <text:p>Textil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Räucherstäbchen und Zubehör</text:p>
          </table:table-cell>
          <table:table-cell table:style-name="ce4"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Schwarzer Tee und weißer Tee</text:p>
          </table:table-cell>
          <table:table-cell table:style-name="ce4" office:value-type="string" calcext:value-type="string">
            <text:p>Schwarzer 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Fussmatten</text:p>
          </table:table-cell>
          <table:table-cell table:style-name="ce4" office:value-type="string" calcext:value-type="string">
            <text:p>Fußmatten und Teppi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Utensilien</text:p>
          </table:table-cell>
          <table:table-cell table:style-name="ce4" office:value-type="string" calcext:value-type="string">
            <text:p>Stifte, Mäppchen und Zubehö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Körperpflege und -zubehör</text:p>
          </table:table-cell>
          <table:table-cell table:style-name="ce4"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Artikel aus Ziegenleder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Küchenhelfer</text:p>
          </table:table-cell>
          <table:table-cell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üchenhelfer</text:p>
          </table:table-cell>
          <table:table-cell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Aromalampen und Duftöle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erzen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Gold- und vergoldeter 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Modeschmuck mit Schmucksteinen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Tierfigur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rippen</text:p>
          </table:table-cell>
          <table:table-cell table:style-name="ce4" office:value-type="string" calcext:value-type="string">
            <text:p>KHW Weihnach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Spardosen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reizeit und Hobby - Geschicklichkeitsspiele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reizeit und Hobby - Brettspiele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Accessoires für Kinder</text:p>
          </table:table-cell>
          <table:table-cell table:style-name="ce4" office:value-type="string" calcext:value-type="string">
            <text:p>Notizbücher und Fotoal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Sonstige Papeterie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schen aus Kunststoff etc.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Wäschepfleg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Holz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Bionatyr Naturkosmetik - Bionatyr Naturkosmetik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Sonstiges Outdoor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Gartenkeramik und -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Tierfigur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Gutes für den Körper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Artikel ohne Skonto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Mode für Sie</text:p>
          </table:table-cell>
          <table:table-cell table:style-name="ce4" office:value-type="string" calcext:value-type="string">
            <text:p>Kleidung Erwachse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Tücher und Schals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Artikel ohne Skonto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chen aus Woll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Badezimmerzubehör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Früchtetee</text:p>
          </table:table-cell>
          <table:table-cell office:value-type="string" calcext:value-type="string">
            <text:p>Kräuter- und Früchte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Hüte</text:p>
          </table:table-cell>
          <table:table-cell table:style-name="ce4" office:value-type="string" calcext:value-type="string">
            <text:p>Sonstige Kleid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Deko-Autos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Honig</text:p>
          </table:table-cell>
          <table:table-cell table:style-name="ce4" office:value-type="string" calcext:value-type="string">
            <text:p>Hon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Spirituelles,Yoga,Klangschalen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tricksachen (Accessoires)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Räucherstäbchen und Zubehör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Fingerpuppen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Bronz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Baumschmuck</text:p>
          </table:table-cell>
          <table:table-cell table:style-name="ce4" office:value-type="string" calcext:value-type="string">
            <text:p>KHW Weihnach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erbedarf - Tierbehausung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reizeit und Hobby - Bälle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Zucker</text:p>
          </table:table-cell>
          <table:table-cell table:style-name="ce4" office:value-type="string" calcext:value-type="string">
            <text:p>Bonb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Fruchtgummis</text:p>
          </table:table-cell>
          <table:table-cell table:style-name="ce4" office:value-type="string" calcext:value-type="string">
            <text:p>Fruchtgum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7% Artikel ohne Skonto</text:p>
          </table:table-cell>
          <table:table-cell table:style-name="ce4" office:value-type="string" calcext:value-type="string">
            <text:p>Fruchtgum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Tapenaden, Dipps, Saucen, Senf</text:p>
          </table:table-cell>
          <table:table-cell table:style-name="ce4" office:value-type="string" calcext:value-type="string">
            <text:p>Soßen und Würzpas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Rohstoffe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Rotbuschtee</text:p>
          </table:table-cell>
          <table:table-cell table:style-name="ce4" office:value-type="string" calcext:value-type="string">
            <text:p>Rotbusch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Versandkartons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Haa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Halsketten und Anhänger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Bionatyr Naturkosmetik - Bionatyr für Sie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us Voge</meta:initial-creator>
    <meta:creation-date>2023-02-08T00:55:56.275409584</meta:creation-date>
    <dc:date>2023-04-19T01:30:06.236840037</dc:date>
    <dc:creator>Markus Voge</dc:creator>
    <meta:editing-duration>PT2H12M21S</meta:editing-duration>
    <meta:editing-cycles>28</meta:editing-cycles>
    <meta:generator>LibreOffice/7.3.7.2$Linux_X86_64 LibreOffice_project/30$Build-2</meta:generator>
    <meta:document-statistic meta:table-count="1" meta:cell-count="276" meta:object-count="0"/>
  </office:meta>
</office:document-meta>
</file>